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sTestUtils.initRequest( String method , String requestUri , boolean parsed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TestUtils.createRequest( String method , @ Nullable String contextPath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PatternsTestUtils.initRequest( String method , @ Nullable String contextPath , String path , boolean parsed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TestUtils.reques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TestUtils.requestArguments(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PatternsTestUtils.initRequest( String method , @ Nullable String contextPath , String path , boolean parsedPatterns , @ Nullable Consumer &lt; MockHttpServletRequest &gt; postConstructInit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